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22.81mm"/>
    </style:style>
    <style:style style:name="co7" style:family="table-column">
      <style:table-column-properties fo:break-before="auto" style:column-width="46.8mm"/>
    </style:style>
    <style:style style:name="co8" style:family="table-column">
      <style:table-column-properties fo:break-before="auto" style:column-width="37.85mm"/>
    </style:style>
    <style:style style:name="co9" style:family="table-column">
      <style:table-column-properties fo:break-before="auto" style:column-width="3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9"/>
    <style:style style:name="ce3" style:family="table-cell" style:parent-style-name="Default" style:data-style-name="N112"/>
    <style:style style:name="ce4" style:family="table-cell" style:parent-style-name="Default" style:data-style-name="N110"/>
    <style:style style:name="ce5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5"/>
        <table:table-column table:style-name="co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Bauteil</text:p>
          </table:table-cell>
          <table:table-cell table:style-name="ce1" office:value-type="string" calcext:value-type="string">
            <text:p>Strom(max)</text:p>
          </table:table-cell>
          <table:table-cell table:style-name="ce1" office:value-type="string" calcext:value-type="string">
            <text:p>Strom(typ)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Ampere(max)</text:p>
          </table:table-cell>
          <table:table-cell table:style-name="ce1" office:value-type="string" calcext:value-type="string">
            <text:p>Ampere(typ)</text:p>
          </table:table-cell>
          <table:table-cell table:style-name="ce1" office:value-type="string" calcext:value-type="string">
            <text:p>Benutzung pro 10 min in %</text:p>
          </table:table-cell>
          <table:table-cell table:style-name="ce1" office:value-type="string" calcext:value-type="string">
            <text:p>Amperestunden(max)</text:p>
          </table:table-cell>
          <table:table-cell table:style-name="ce1" office:value-type="string" calcext:value-type="string">
            <text:p>Amperestunden(typ)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0.06" calcext:value-type="float">
            <text:p>0,06 A</text:p>
          </table:table-cell>
          <table:table-cell office:value-type="float" office:value="0.05" calcext:value-type="float">
            <text:p>0,05 A</text:p>
          </table:table-cell>
          <table:table-cell office:value-type="float" office:value="32" calcext:value-type="float">
            <text:p>32</text:p>
          </table:table-cell>
          <table:table-cell table:formula="of:=[.B2]*[.D2]" office:value-type="float" office:value="1.92" calcext:value-type="float">
            <text:p>1,92 A</text:p>
          </table:table-cell>
          <table:table-cell table:formula="of:=[.D2]*[.C2]" office:value-type="float" office:value="1.6" calcext:value-type="float">
            <text:p>1,6 A</text:p>
          </table:table-cell>
          <table:table-cell table:style-name="ce3" office:value-type="percentage" office:value="1" calcext:value-type="percentage">
            <text:p>100,00%</text:p>
          </table:table-cell>
          <table:table-cell table:formula="of:=ROUND([.E2]*[.G2]*0.166666; 3)" office:value-type="float" office:value="0.32" calcext:value-type="float">
            <text:p>0,32 Ah</text:p>
          </table:table-cell>
          <table:table-cell table:style-name="ce5" table:formula="of:=ROUND([.F2]*[.G2]*0.166666; 3)" office:value-type="float" office:value="0.267" calcext:value-type="float">
            <text:p>0,267 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oren</text:p>
          </table:table-cell>
          <table:table-cell office:value-type="float" office:value="2" calcext:value-type="float">
            <text:p>2 A</text:p>
          </table:table-cell>
          <table:table-cell office:value-type="float" office:value="1.2" calcext:value-type="float">
            <text:p>1,2 A</text:p>
          </table:table-cell>
          <table:table-cell office:value-type="float" office:value="4" calcext:value-type="float">
            <text:p>4</text:p>
          </table:table-cell>
          <table:table-cell table:formula="of:=[.B3]*[.D3]" office:value-type="float" office:value="8" calcext:value-type="float">
            <text:p>8 A</text:p>
          </table:table-cell>
          <table:table-cell table:formula="of:=[.D3]*[.C3]" office:value-type="float" office:value="4.8" calcext:value-type="float">
            <text:p>4,8 A</text:p>
          </table:table-cell>
          <table:table-cell table:style-name="ce3" table:formula="of:=0.66" office:value-type="percentage" office:value="0.66" calcext:value-type="percentage">
            <text:p>66,00%</text:p>
          </table:table-cell>
          <table:table-cell table:formula="of:=ROUND([.E3]*[.G3]*0.166666; 3)" office:value-type="float" office:value="0.88" calcext:value-type="float">
            <text:p>0,88 Ah</text:p>
          </table:table-cell>
          <table:table-cell table:style-name="ce5" table:formula="of:=ROUND([.F3]*[.G3]*0.166666; 3)" office:value-type="float" office:value="0.528" calcext:value-type="float">
            <text:p>0,528 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uss</text:p>
          </table:table-cell>
          <table:table-cell office:value-type="float" office:value="15" calcext:value-type="float">
            <text:p>15 A</text:p>
          </table:table-cell>
          <table:table-cell office:value-type="float" office:value="10" calcext:value-type="float">
            <text:p>10 A</text:p>
          </table:table-cell>
          <table:table-cell office:value-type="float" office:value="1" calcext:value-type="float">
            <text:p>1</text:p>
          </table:table-cell>
          <table:table-cell table:formula="of:=[.B4]*[.D4]" office:value-type="float" office:value="15" calcext:value-type="float">
            <text:p>15 A</text:p>
          </table:table-cell>
          <table:table-cell table:formula="of:=[.D4]*[.C4]" office:value-type="float" office:value="10" calcext:value-type="float">
            <text:p>10 A</text:p>
          </table:table-cell>
          <table:table-cell table:style-name="ce3" office:value-type="percentage" office:value="0.01" calcext:value-type="percentage">
            <text:p>1,00%</text:p>
          </table:table-cell>
          <table:table-cell table:formula="of:=ROUND([.E4]*[.G4]*0.166666; 3)" office:value-type="float" office:value="0.025" calcext:value-type="float">
            <text:p>0,025 Ah</text:p>
          </table:table-cell>
          <table:table-cell table:style-name="ce5" table:formula="of:=ROUND([.F4]*[.G4]*0.166666; 3)" office:value-type="float" office:value="0.017" calcext:value-type="float">
            <text:p>0,017 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ensy</text:p>
          </table:table-cell>
          <table:table-cell table:formula="of:=0.01*58" office:value-type="float" office:value="0.58" calcext:value-type="float">
            <text:p>0,58 A</text:p>
          </table:table-cell>
          <table:table-cell office:value-type="float" office:value="0.35" calcext:value-type="float">
            <text:p>0,35 A</text:p>
          </table:table-cell>
          <table:table-cell office:value-type="float" office:value="2" calcext:value-type="float">
            <text:p>2</text:p>
          </table:table-cell>
          <table:table-cell table:formula="of:=[.B5]*[.D5]" office:value-type="float" office:value="1.16" calcext:value-type="float">
            <text:p>1,16 A</text:p>
          </table:table-cell>
          <table:table-cell table:formula="of:=[.D5]*[.C5]" office:value-type="float" office:value="0.7" calcext:value-type="float">
            <text:p>0,7 A</text:p>
          </table:table-cell>
          <table:table-cell table:style-name="ce3" office:value-type="percentage" office:value="1" calcext:value-type="percentage">
            <text:p>100,00%</text:p>
          </table:table-cell>
          <table:table-cell table:formula="of:=ROUND([.E5]*[.G5]*0.166666; 3)" office:value-type="float" office:value="0.193" calcext:value-type="float">
            <text:p>0,193 Ah</text:p>
          </table:table-cell>
          <table:table-cell table:style-name="ce5" table:formula="of:=ROUND([.F5]*[.G5]*0.166666; 3)" office:value-type="float" office:value="0.117" calcext:value-type="float">
            <text:p>0,117 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nker Board</text:p>
          </table:table-cell>
          <table:table-cell office:value-type="float" office:value="4" calcext:value-type="float">
            <text:p>4 A</text:p>
          </table:table-cell>
          <table:table-cell office:value-type="float" office:value="2.5" calcext:value-type="float">
            <text:p>2,5 A</text:p>
          </table:table-cell>
          <table:table-cell office:value-type="float" office:value="1" calcext:value-type="float">
            <text:p>1</text:p>
          </table:table-cell>
          <table:table-cell table:formula="of:=[.B6]*[.D6]" office:value-type="float" office:value="4" calcext:value-type="float">
            <text:p>4 A</text:p>
          </table:table-cell>
          <table:table-cell table:formula="of:=[.D6]*[.C6]" office:value-type="float" office:value="2.5" calcext:value-type="float">
            <text:p>2,5 A</text:p>
          </table:table-cell>
          <table:table-cell table:style-name="ce3" office:value-type="percentage" office:value="1" calcext:value-type="percentage">
            <text:p>100,00%</text:p>
          </table:table-cell>
          <table:table-cell table:formula="of:=ROUND([.E6]*[.G6]*0.166666; 3)" office:value-type="float" office:value="0.667" calcext:value-type="float">
            <text:p>0,667 Ah</text:p>
          </table:table-cell>
          <table:table-cell table:style-name="ce5" table:formula="of:=ROUND([.F6]*[.G6]*0.166666; 3)" office:value-type="float" office:value="0.417" calcext:value-type="float">
            <text:p>0,417 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densensoren</text:p>
          </table:table-cell>
          <table:table-cell table:number-columns-repeated="2" office:value-type="float" office:value="0.006" calcext:value-type="float">
            <text:p>0,006 A</text:p>
          </table:table-cell>
          <table:table-cell office:value-type="float" office:value="32" calcext:value-type="float">
            <text:p>32</text:p>
          </table:table-cell>
          <table:table-cell table:formula="of:=[.B7]*[.D7]" office:value-type="float" office:value="0.192" calcext:value-type="float">
            <text:p>0,192 A</text:p>
          </table:table-cell>
          <table:table-cell table:formula="of:=[.D7]*[.C7]" office:value-type="float" office:value="0.192" calcext:value-type="float">
            <text:p>0,192 A</text:p>
          </table:table-cell>
          <table:table-cell table:style-name="ce3" office:value-type="percentage" office:value="1" calcext:value-type="percentage">
            <text:p>100,00%</text:p>
          </table:table-cell>
          <table:table-cell table:formula="of:=ROUND([.E7]*[.G7]*0.166666; 3)" office:value-type="float" office:value="0.032" calcext:value-type="float">
            <text:p>0,032 Ah</text:p>
          </table:table-cell>
          <table:table-cell table:style-name="ce5" table:formula="of:=ROUND([.F7]*[.G7]*0.166666; 3)" office:value-type="float" office:value="0.032" calcext:value-type="float">
            <text:p>0,032 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 of Flight</text:p>
          </table:table-cell>
          <table:table-cell office:value-type="float" office:value="0.05" calcext:value-type="float">
            <text:p>0,05 A</text:p>
          </table:table-cell>
          <table:table-cell office:value-type="float" office:value="0.02" calcext:value-type="float">
            <text:p>0,02 A</text:p>
          </table:table-cell>
          <table:table-cell office:value-type="float" office:value="4" calcext:value-type="float">
            <text:p>4</text:p>
          </table:table-cell>
          <table:table-cell table:formula="of:=[.B8]*[.D8]" office:value-type="float" office:value="0.2" calcext:value-type="float">
            <text:p>0,2 A</text:p>
          </table:table-cell>
          <table:table-cell table:formula="of:=[.D8]*[.C8]" office:value-type="float" office:value="0.08" calcext:value-type="float">
            <text:p>0,08 A</text:p>
          </table:table-cell>
          <table:table-cell table:style-name="ce3" office:value-type="percentage" office:value="1" calcext:value-type="percentage">
            <text:p>100,00%</text:p>
          </table:table-cell>
          <table:table-cell table:formula="of:=ROUND([.E8]*[.G8]*0.166666; 3)" office:value-type="float" office:value="0.033" calcext:value-type="float">
            <text:p>0,033 Ah</text:p>
          </table:table-cell>
          <table:table-cell table:style-name="ce5" table:formula="of:=ROUND([.F8]*[.G8]*0.166666; 3)" office:value-type="float" office:value="0.013" calcext:value-type="float">
            <text:p>0,013 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mpass</text:p>
          </table:table-cell>
          <table:table-cell office:value-type="float" office:value="0.05" calcext:value-type="float">
            <text:p>0,05 A</text:p>
          </table:table-cell>
          <table:table-cell office:value-type="float" office:value="0.02" calcext:value-type="float">
            <text:p>0,02 A</text:p>
          </table:table-cell>
          <table:table-cell office:value-type="float" office:value="1" calcext:value-type="float">
            <text:p>1</text:p>
          </table:table-cell>
          <table:table-cell table:formula="of:=[.B9]*[.D9]" office:value-type="float" office:value="0.05" calcext:value-type="float">
            <text:p>0,05 A</text:p>
          </table:table-cell>
          <table:table-cell table:formula="of:=[.D9]*[.C9]" office:value-type="float" office:value="0.02" calcext:value-type="float">
            <text:p>0,02 A</text:p>
          </table:table-cell>
          <table:table-cell table:style-name="ce3" office:value-type="percentage" office:value="1" calcext:value-type="percentage">
            <text:p>100,00%</text:p>
          </table:table-cell>
          <table:table-cell table:formula="of:=ROUND([.E9]*[.G9]*0.166666; 3)" office:value-type="float" office:value="0.008" calcext:value-type="float">
            <text:p>0,008 Ah</text:p>
          </table:table-cell>
          <table:table-cell table:style-name="ce5" table:formula="of:=ROUND([.F9]*[.G9]*0.166666; 3)" office:value-type="float" office:value="0.003" calcext:value-type="float">
            <text:p>0,003 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0.104" calcext:value-type="float">
            <text:p>0,104 A</text:p>
          </table:table-cell>
          <table:table-cell office:value-type="float" office:value="0.08" calcext:value-type="float">
            <text:p>0,08 A</text:p>
          </table:table-cell>
          <table:table-cell office:value-type="float" office:value="2" calcext:value-type="float">
            <text:p>2</text:p>
          </table:table-cell>
          <table:table-cell table:formula="of:=[.B10]*[.D10]" office:value-type="float" office:value="0.208" calcext:value-type="float">
            <text:p>0,208 A</text:p>
          </table:table-cell>
          <table:table-cell table:formula="of:=[.D10]*[.C10]" office:value-type="float" office:value="0.16" calcext:value-type="float">
            <text:p>0,16 A</text:p>
          </table:table-cell>
          <table:table-cell table:style-name="ce3" office:value-type="percentage" office:value="1" calcext:value-type="percentage">
            <text:p>100,00%</text:p>
          </table:table-cell>
          <table:table-cell table:formula="of:=ROUND([.E10]*[.G10]*0.166666; 3)" office:value-type="float" office:value="0.035" calcext:value-type="float">
            <text:p>0,035 Ah</text:p>
          </table:table-cell>
          <table:table-cell table:style-name="ce5" table:formula="of:=ROUND([.F10]*[.G10]*0.166666; 3)" office:value-type="float" office:value="0.027" calcext:value-type="float">
            <text:p>0,027 A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esamt:</text:p>
          </table:table-cell>
          <table:table-cell table:formula="of:=SUM([.E2:.E11])" office:value-type="float" office:value="30.73" calcext:value-type="float">
            <text:p>30,73 A</text:p>
          </table:table-cell>
          <table:table-cell table:formula="of:=SUM([.F2:.F10])" office:value-type="float" office:value="20.052" calcext:value-type="float">
            <text:p>20,052 A</text:p>
          </table:table-cell>
          <table:table-cell/>
          <table:table-cell table:formula="of:=SUM([.H2:.H11])" office:value-type="float" office:value="2.193" calcext:value-type="float">
            <text:p>2,193 Ah</text:p>
          </table:table-cell>
          <table:table-cell table:style-name="ce5" table:formula="of:=SUM([.I2:.I10])" office:value-type="float" office:value="1.421" calcext:value-type="float">
            <text:p>1,421 Ah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3.3V:</text:p>
          </table:table-cell>
          <table:table-cell table:formula="of:=[.E7]" office:value-type="float" office:value="0.192" calcext:value-type="float">
            <text:p>0,192 A</text:p>
          </table:table-cell>
          <table:table-cell table:formula="of:=[.F7]" office:value-type="float" office:value="0.192" calcext:value-type="float">
            <text:p>0,192 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5V:</text:p>
          </table:table-cell>
          <table:table-cell table:formula="of:=[.E2]+[.E5]+[.E6]+[.E8]+[.E9]" office:value-type="float" office:value="7.33" calcext:value-type="float">
            <text:p>7,33 A</text:p>
          </table:table-cell>
          <table:table-cell table:formula="of:=[.F2]+[.F5]+[.F6]+[.F8]+[.F9]" office:value-type="float" office:value="4.9" calcext:value-type="float">
            <text:p>4,9 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2V:</text:p>
          </table:table-cell>
          <table:table-cell table:formula="of:=[.E3]+[.E4]+[.E10]" office:value-type="float" office:value="23.208" calcext:value-type="float">
            <text:p>23,208 A</text:p>
          </table:table-cell>
          <table:table-cell table:formula="of:=[.F4]+[.F3]+[.F10]" office:value-type="float" office:value="14.96" calcext:value-type="float">
            <text:p>14,96 A</text:p>
          </table:table-cell>
          <table:table-cell table:number-columns-repeated="1018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min-integer-digits="1"/>
      <number:text> A</number:text>
    </number:number-style>
    <number:number-style style:name="N110">
      <number:number number:min-integer-digits="1"/>
      <number:text> s</number:text>
    </number:number-style>
    <number:number-style style:name="N111">
      <number:number number:min-integer-digits="1"/>
      <number:text> Ah</number:text>
    </number:number-style>
    <number:percentage-style style:name="N112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.00.0000</text:date>, <text:time style:data-style-name="N2" text:time-value="23:37:04.066687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7:16:33.730416735</meta:creation-date>
    <dc:date>2019-06-20T23:46:48.611916357</dc:date>
    <meta:editing-duration>PT1H22M3S</meta:editing-duration>
    <meta:editing-cycles>16</meta:editing-cycles>
    <meta:generator>LibreOffice/6.0.7.3$Linux_X86_64 LibreOffice_project/00m0$Build-3</meta:generator>
    <meta:document-statistic meta:table-count="1" meta:cell-count="104" meta:object-count="0"/>
  </office:meta>
</office:document-meta>
</file>